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weight="bold" officeooo:rsid="000c3ba3" style:font-weight-asian="bold" style:font-weight-complex="bold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51ad4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01e2e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0a4fc"/>
    </style:style>
    <style:style style:name="P5" style:family="paragraph" style:parent-style-name="Standard">
      <style:paragraph-properties fo:line-height="115%" fo:text-align="start" style:justify-single-word="false"/>
      <style:text-properties fo:font-weight="normal" officeooo:rsid="000c4ae4" officeooo:paragraph-rsid="000c4ae4" style:font-weight-asian="normal" style:font-weight-complex="normal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000000" loext:opacity="100%" style:font-name="Calibri Light" fo:font-size="12pt" fo:font-weight="normal" officeooo:rsid="000e3182" officeooo:paragraph-rsid="000e31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alibri Light" fo:font-size="12pt" fo:font-weight="normal" officeooo:rsid="00201e2e" officeooo:paragraph-rsid="00201e2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alibri Light" fo:font-size="12pt" officeooo:rsid="000c4ae4" officeooo:paragraph-rsid="001f36e8" style:font-size-asian="12pt" style:font-size-complex="12pt"/>
    </style:style>
    <style:style style:name="P9" style:family="paragraph" style:parent-style-name="Standard">
      <style:paragraph-properties fo:margin-left="1.251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Calibri Light" fo:font-size="11pt" fo:font-weight="normal" officeooo:rsid="001f36e8" officeooo:paragraph-rsid="0014080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666666" loext:opacity="100%" style:font-name="Calibri Light" fo:font-size="9pt" fo:font-weight="normal" officeooo:rsid="000c4ae4" officeooo:paragraph-rsid="000c4ae4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margin-top="0.201cm" fo:margin-bottom="0.201cm" style:contextual-spacing="false" fo:line-height="115%" fo:text-align="start" style:justify-single-word="false" fo:text-indent="0cm" style:auto-text-indent="false"/>
      <style:text-properties fo:color="#000000" loext:opacity="100%" style:font-name="Calibri Light" fo:font-size="11pt" fo:font-style="italic" fo:font-weight="normal" officeooo:rsid="001f36e8" officeooo:paragraph-rsid="001f36e8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margin-left="1.251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Calibri Light" fo:font-size="11pt" fo:font-weight="normal" officeooo:rsid="001f36e8" officeooo:paragraph-rsid="0023aeaf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36e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style:font-name="Calibri Light" fo:font-size="12pt" fo:font-weight="bold" officeooo:rsid="000e3182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Calibri Light" fo:font-size="12pt" fo:font-weight="bold" officeooo:rsid="000f41b2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Calibri Light" fo:font-size="12pt" fo:font-weight="normal" officeooo:rsid="000e3182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Calibri Light" fo:font-size="12pt" fo:font-weight="normal" officeooo:rsid="000c4ae4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Calibri Light" fo:font-size="12pt" fo:font-weight="normal" officeooo:rsid="001929d2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Calibri Light" fo:font-size="12pt" fo:font-weight="normal" officeooo:rsid="001f36e8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Calibri Light" fo:font-size="12pt" fo:font-weight="normal" officeooo:rsid="00201e2e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libri Light" fo:font-size="12pt" fo:font-weight="normal" officeooo:rsid="0020a4fc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Calibri Light" fo:font-size="12pt" fo:font-weight="normal" officeooo:rsid="0021df22" style:font-size-asian="12pt" style:font-weight-asian="normal" style:font-size-complex="12pt" style:font-weight-complex="normal"/>
    </style:style>
    <style:style style:name="T13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14" style:family="text">
      <style:text-properties officeooo:rsid="001f36e8"/>
    </style:style>
    <style:style style:name="T15" style:family="text">
      <style:text-properties officeooo:rsid="00201e2e"/>
    </style:style>
    <style:style style:name="T16" style:family="text">
      <style:text-properties officeooo:rsid="0023623b"/>
    </style:style>
    <style:style style:name="T17" style:family="text">
      <style:text-properties officeooo:rsid="0023ae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imientos en MySQL</text:p>
      <text:p text:style-name="P1"/>
      <text:p text:style-name="P5">Añade los siguientes procedimientos propuestos a la base de datos Netflix.</text:p>
      <text:p text:style-name="P5"/>
      <text:p text:style-name="P10">CREATE DATABASE IF NOT EXISTS Netflix;<text:line-break/>USE Netflix;<text:line-break/><text:line-break/>CREATE TABLE IF NOT EXISTS Actores(<text:line-break/><text:tab/>id_actor INT,<text:line-break/> <text:s text:c="3"/>nombre VARCHAR(30),<text:line-break/> <text:s text:c="3"/>fecha_nac DATE,<text:line-break/> <text:s text:c="3"/>sueldo INT,<text:line-break/> <text:s text:c="3"/>sexo ENUM ('femenino', 'masculino', 'otros'),<text:line-break/> <text:s text:c="3"/>primary key (id_actor)<text:line-break/>);<text:line-break/><text:line-break/>INSERT INTO Actores(id_actor, nombre, fecha_nac, sueldo, sexo) VALUES<text:line-break/>(101, 'Leonar<text:span text:style-name="T15">d</text:span>o', '1980/12/01' , 3000000, 'masculino'),<text:line-break/>(102, 'Julia', '1997/09/<text:span text:style-name="T14">2</text:span>9' , 1000000, 'femenino'),<text:line-break/>(103, 'Brad', '1983/02/<text:span text:style-name="T16">1</text:span>2' , 700000, 'masculino'),<text:line-break/>(104, 'Carlos', '1986/03/<text:span text:style-name="T16">2</text:span>3' , 250000, 'masculino'),<text:line-break/>(105, 'Santiago', '1970/04/<text:span text:style-name="T16">30</text:span>' , 4000000, 'masculino'),<text:line-break/>(106, 'Penelope', '1976/05/<text:span text:style-name="T16">20</text:span>' , 23000, 'femenino'),<text:line-break/>(107, 'Noa', '1981/06/<text:span text:style-name="T16">1</text:span>6' , 770000, 'otros'),<text:line-break/>(108, 'Jon', '1996/07/<text:span text:style-name="T16">03</text:span>' , 6000, 'otros');<text:line-break/><text:line-break/><text:line-break/></text:p>
      <text:p text:style-name="P8"><text:span text:style-name="T3">Ejercicio 1.-</text:span><text:span text:style-name="T1"> Realiza un procedimiento </text:span><text:span text:style-name="T2">que se encargue de intercambiar el mes y el día de la fecha de nacimiento de los actores siempre y cuando lo permita el formato. Una vez realizado el procedimiento, muestra la tabla resultante.</text:span></text:p>
      <text:p text:style-name="P9">- El <text:span text:style-name="T17">nuevo </text:span>mes debe ser un número menor o igual a 12</text:p>
      <text:p text:style-name="P9">- Si el <text:span text:style-name="T17">nuevo </text:span>mes es impar, <text:span text:style-name="T17">el nuevo día deberá ser menor o igual a</text:span> 31</text:p>
      <text:p text:style-name="P12">- Si el <text:span text:style-name="T17">nuevo </text:span>mes es par, <text:span text:style-name="T17">el nuevo día deberá ser menor o igual a</text:span> <text:span text:style-name="T17">30</text:span></text:p>
      <text:p text:style-name="P12">- Si es <text:span text:style-name="T17">nuevo </text:span>mes es febrero, <text:span text:style-name="T17">el nuevo día deberá ser menor o igual a</text:span> <text:span text:style-name="T17">28</text:span></text:p>
      <text:p text:style-name="P11">*Las fechas de nacimiento que no cumplan estas restricciones, no serán modificadas</text:p>
      <text:p text:style-name="P6"><text:span text:style-name="T13"/></text:p>
      <text:p text:style-name="P2"><text:span text:style-name="T4">Ejercicio 2.-</text:span><text:span text:style-name="T6"> Realiza un procedimiento que </text:span><text:span text:style-name="T9">modifique el género de los X actores más viejos, siempre y cuando su día y su mes de nacimiento coincidan. El valor X y el nuevo género, serán insertados por el usuario en la ejecución del procedimiento. Una vez realizado el procedimiento, muestra la tabla resultante.</text:span></text:p>
      <text:p text:style-name="P2"><text:span text:style-name="T7"/></text:p>
      <text:p text:style-name="P3"><text:span text:style-name="T4">Ejercicio </text:span><text:span text:style-name="T5">3.</text:span><text:span text:style-name="T4">-</text:span><text:span text:style-name="T6"> Realiza un procedimiento q</text:span><text:span text:style-name="T8">ue </text:span><text:span text:style-name="T10">aumente o disminuya el sueldo de los X actores (ordenados por ID, de menor a mayor) en un porcentaje Y. El valor X y el porcentaje </text:span><text:span text:style-name="T12">Y</text:span><text:span text:style-name="T10">, </text:span><text:span text:style-name="T9">serán insertados por el usuario en la ejecución del procedimiento. Una vez realizado el procedimiento, muestra la tabla resultante.</text:span></text:p>
      <text:p text:style-name="P3"><text:span text:style-name="T9"><text:tab/>- </text:span><text:span text:style-name="T10">Si el sueldo del actor es menor que el sueldo medio, no podrá ser disminuido</text:span></text:p>
      <text:p text:style-name="P7"><text:tab/>- Si el sueldo del actor es mayor que el sueldo medio, no podrá ser aumentado</text:p>
      <text:p text:style-name="P4"><text:span text:style-name="T4"/></text:p>
      <text:p text:style-name="P4"><text:span text:style-name="T4">Ejercicio </text:span><text:span text:style-name="T5">4.</text:span><text:span text:style-name="T4">-</text:span><text:span text:style-name="T6"> Realiza un procedimiento</text:span><text:span text:style-name="T11"> modifique el sueldo de todos los actores, asignándoles el sueldo del siguiente actor más joven de la tabla actores. Al actor más joven, no se le modificará el sueldo. </text:span><text:span text:style-name="T9">Una vez realizado el procedimiento, muestra la tabla resultan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8T18:16:13.938000000</meta:creation-date>
    <dc:date>2025-04-30T09:35:42.029000000</dc:date>
    <meta:editing-duration>P1DT1H57M32S</meta:editing-duration>
    <meta:editing-cycles>20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4" meta:word-count="395" meta:character-count="2447" meta:non-whitespace-character-count="2038"/>
  </office:meta>
</office:document-meta>
</file>